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mTemp" table:style-name="ta1">
        <table:shapes>
          <draw:frame draw:z-index="0" draw:style-name="gr1" draw:text-style-name="P1" svg:width="7.7181in" svg:height="4.8835in" svg:x="3.2736in" svg:y="0.4811in">
            <draw:object draw:notify-on-update-of-ranges="RoomTemp.A2:RoomTemp.A29 RoomTemp.B2:RoomTemp.B29 RoomTemp.A2:RoomTemp.A29 RoomTemp.C2:RoomTemp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_s (mA)</text:p>
          </table:table-cell>
          <table:table-cell table:style-name="ce1" office:value-type="string" calcext:value-type="string">
            <text:p>I_p (mA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05" calcext:value-type="float">
            <text:p>0.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45" calcext:value-type="float">
            <text:p>0.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845" calcext:value-type="float">
            <text:p>0.3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92" calcext:value-type="float">
            <text:p>0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0485" calcext:value-type="float">
            <text:p>0.6048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345" calcext:value-type="float">
            <text:p>0.7234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9015" calcext:value-type="float">
            <text:p>0.7901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85215" calcext:value-type="float">
            <text:p>0.8521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35" calcext:value-type="float">
            <text:p>1.703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52" calcext:value-type="float">
            <text:p>2.35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702" calcext:value-type="float">
            <text:p>3.0702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173" calcext:value-type="float">
            <text:p>3.817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464" calcext:value-type="float">
            <text:p>4.646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742" calcext:value-type="float">
            <text:p>5.5742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5834" calcext:value-type="float">
            <text:p>6.5834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622" calcext:value-type="float">
            <text:p>7.6622</text:p>
          </table:table-cell>
          <table:table-cell office:value-type="float" office:value="0.0025" calcext:value-type="float">
            <text:p>0.0025</text:p>
          </table:table-cell>
        </table:table-row>
      </table:table>
      <table:table table:name="CooledXenon" table:style-name="ta1">
        <table:shapes>
          <draw:frame draw:z-index="0" draw:style-name="gr1" draw:text-style-name="P1" svg:width="6.298in" svg:height="3.5449in" svg:x="3.7075in" svg:y="1.7256in">
            <draw:object draw:notify-on-update-of-ranges="CooledXenon.A2:CooledXenon.A29 CooledXenon.B2:CooledXenon.B29 CooledXenon.A2:CooledXenon.A29 CooledXenon.C2:CooledXenon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_s (mA)</text:p>
          </table:table-cell>
          <table:table-cell table:style-name="ce1" office:value-type="string" calcext:value-type="string">
            <text:p>I_p (mA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918" calcext:value-type="float">
            <text:p>0.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813" calcext:value-type="float">
            <text:p>0.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245" calcext:value-type="float">
            <text:p>0.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24" calcext:value-type="float">
            <text:p>0.3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02" calcext:value-type="float">
            <text:p>0.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195" calcext:value-type="float">
            <text:p>0.9195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0565" calcext:value-type="float">
            <text:p>1.056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51" calcext:value-type="float">
            <text:p>1.1251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516" calcext:value-type="float">
            <text:p>1.851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18" calcext:value-type="float">
            <text:p>2.618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994" calcext:value-type="float">
            <text:p>3.499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61" calcext:value-type="float">
            <text:p>4.46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636" calcext:value-type="float">
            <text:p>5.563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634" calcext:value-type="float">
            <text:p>6.7634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238" calcext:value-type="float">
            <text:p>8.1238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158" calcext:value-type="float">
            <text:p>9.5158</text:p>
          </table:table-cell>
          <table:table-cell office:value-type="float" office:value="0.0366" calcext:value-type="float">
            <text:p>0.0366</text:p>
          </table:table-cell>
        </table:table-row>
      </table:table>
      <table:table table:name="Comparison" table:style-name="ta1">
        <table:shapes>
          <draw:frame draw:z-index="0" draw:style-name="gr1" draw:text-style-name="P1" svg:width="6.2988in" svg:height="3.5429in" svg:x="2.7063in" svg:y="0.2173in">
            <draw:object draw:notify-on-update-of-ranges="Comparison.A2:Comparison.A29 Comparison.B2:Comparison.B29 Comparison.A2:Comparison.A29 Comparison.C2:Comparison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oom temp</text:p>
          </table:table-cell>
          <table:table-cell table:style-name="ce1" office:value-type="string" calcext:value-type="string">
            <text:p>coole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366" calcext:value-type="float">
            <text:p>0.0366</text:p>
          </table:table-cell>
        </table:table-row>
      </table:table>
      <table:table table:name="Sheet4" table:style-name="ta1">
        <table:shapes>
          <draw:frame draw:z-index="0" draw:style-name="gr1" draw:text-style-name="P1" svg:width="6.298in" svg:height="3.5449in" svg:x="3.5449in" svg:y="1.6732in">
            <draw:object draw:notify-on-update-of-ranges="Sheet4.A1:Sheet4.A1 Sheet4.A2:Sheet4.A21 Sheet4.B1:Sheet4.B1 Sheet4.B2:Sheet4.B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_s (mA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20:51:42.861637103</meta:creation-date>
    <dc:date>2024-04-09T21:13:33.909719018</dc:date>
    <meta:editing-duration>PT21M52S</meta:editing-duration>
    <meta:editing-cycles>1</meta:editing-cycles>
    <meta:document-statistic meta:table-count="4" meta:cell-count="303" meta:object-count="4"/>
    <meta:generator>LibreOffice/7.5.9.2$Linux_X86_64 LibreOffice_project/50$Build-2</meta:generator>
    <meta:user-defined meta:name="ProgId">Excel.Sheet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05cm" svg:height="12.405cm" xlink:href=".." xlink:type="simple" chart:class="chart:scatter" chart:style-name="ch1">
        <chart:legend chart:legend-position="end" svg:x="17.342cm" svg:y="5.654cm" style:legend-expansion="high" chart:style-name="ch2"/>
        <chart:plot-area chart:style-name="ch3" table:cell-range-address="RoomTemp.A2:RoomTemp.C29" svg:x="0.392cm" svg:y="0.248cm" svg:width="16.558cm" svg:height="11.909cm">
          <chart:coordinate-region svg:x="0.828cm" svg:y="0.447cm" svg:width="15.935cm" svg:height="11.0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omTemp.B2:RoomTemp.B29" chart:class="chart:scatter">
            <chart:domain table:cell-range-address="RoomTemp.A2:RoomTemp.A29"/>
            <chart:data-point chart:repeated="28"/>
          </chart:series>
          <chart:series chart:style-name="ch8" chart:values-cell-range-address="RoomTemp.C2:RoomTemp.C29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RoomTemp.A2:RoomTemp.A29</svg:desc>
                </draw:g>
              </table:table-cell>
              <table:table-cell office:value-type="float" office:value="0.054">
                <text:p>0.054</text:p>
                <draw:g>
                  <svg:desc>RoomTemp.B2:RoomTemp.B29</svg:desc>
                </draw:g>
              </table:table-cell>
              <table:table-cell office:value-type="float" office:value="0">
                <text:p>0</text:p>
                <draw:g>
                  <svg:desc>RoomTemp.C2:RoomTemp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805">
                <text:p>0.0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1205">
                <text:p>0.1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54">
                <text:p>0.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239">
                <text:p>0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86">
                <text:p>0.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3345">
                <text:p>0.3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3845">
                <text:p>0.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492">
                <text:p>0.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5465">
                <text:p>0.546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60485">
                <text:p>0.6048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6632">
                <text:p>0.663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72345">
                <text:p>0.7234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79015">
                <text:p>0.7901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85215">
                <text:p>0.8521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174">
                <text:p>0.9174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819">
                <text:p>0.981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039">
                <text:p>1.03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.7035">
                <text:p>1.703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.352">
                <text:p>2.35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.0702">
                <text:p>3.070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3.8173">
                <text:p>3.817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4.6464">
                <text:p>4.6464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.5742">
                <text:p>5.574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6.5834">
                <text:p>6.5834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7.6622">
                <text:p>7.6622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3.954cm" style:legend-expansion="high" chart:style-name="ch2"/>
        <chart:plot-area chart:style-name="ch3" table:cell-range-address="CooledXenon.A2:CooledXenon.C29" svg:x="0.319cm" svg:y="0.18cm" svg:width="13.097cm" svg:height="8.645cm">
          <chart:coordinate-region svg:x="0.94cm" svg:y="0.38cm" svg:width="12.28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oledXenon.B2:CooledXenon.B29" chart:class="chart:scatter">
            <chart:domain table:cell-range-address="CooledXenon.A2:CooledXenon.A29"/>
            <chart:data-point chart:repeated="28"/>
          </chart:series>
          <chart:series chart:style-name="ch8" chart:values-cell-range-address="CooledXenon.C2:CooledXenon.C29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oledXenon.A2:CooledXenon.A29</svg:desc>
                </draw:g>
              </table:table-cell>
              <table:table-cell office:value-type="float" office:value="0.0772">
                <text:p>0.0772</text:p>
                <draw:g>
                  <svg:desc>CooledXenon.B2:CooledXenon.B29</svg:desc>
                </draw:g>
              </table:table-cell>
              <table:table-cell office:value-type="float" office:value="0">
                <text:p>0</text:p>
                <draw:g>
                  <svg:desc>CooledXenon.C2:CooledXenon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105">
                <text:p>0.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147">
                <text:p>0.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918">
                <text:p>0.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231">
                <text:p>0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2813">
                <text:p>0.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3245">
                <text:p>0.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3824">
                <text:p>0.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302">
                <text:p>0.4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915">
                <text:p>0.49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5417">
                <text:p>0.5417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6017">
                <text:p>0.6017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6621">
                <text:p>0.662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7228">
                <text:p>0.722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7854">
                <text:p>0.785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8436">
                <text:p>0.8436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195">
                <text:p>0.919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862">
                <text:p>0.986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0565">
                <text:p>1.056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1251">
                <text:p>1.125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.8516">
                <text:p>1.851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.618">
                <text:p>2.618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3.4994">
                <text:p>3.499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4.461">
                <text:p>4.46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.5636">
                <text:p>5.563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6.7634">
                <text:p>6.7634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.1238">
                <text:p>8.1238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9.5158">
                <text:p>9.5158</text:p>
              </table:table-cell>
              <table:table-cell office:value-type="float" office:value="0.0366">
                <text:p>0.0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omparison.A2:Comparison.C29" svg:x="0.32cm" svg:y="0.18cm" svg:width="13.097cm" svg:height="8.64cm">
          <chart:coordinate-region svg:x="1.418cm" svg:y="0.379cm" svg:width="11.8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parison.B2:Comparison.B29" chart:class="chart:scatter">
            <chart:domain table:cell-range-address="Comparison.A2:Comparison.A29"/>
            <chart:data-point chart:repeated="28"/>
          </chart:series>
          <chart:series chart:style-name="ch8" chart:values-cell-range-address="Comparison.C2:Comparison.C29" chart:class="chart:scatte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Comparison.A2:Comparison.A29</svg:desc>
                </draw:g>
              </table:table-cell>
              <table:table-cell office:value-type="float" office:value="0">
                <text:p>0</text:p>
                <draw:g>
                  <svg:desc>Comparison.B2:Comparison.B29</svg:desc>
                </draw:g>
              </table:table-cell>
              <table:table-cell office:value-type="float" office:value="0">
                <text:p>0</text:p>
                <draw:g>
                  <svg:desc>Comparison.C2:Comparison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001">
                <text:p>0.0001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003">
                <text:p>0.0003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005">
                <text:p>0.000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009">
                <text:p>0.000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012">
                <text:p>0.001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014">
                <text:p>0.001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015">
                <text:p>0.001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0012">
                <text:p>0.0012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011">
                <text:p>0.0011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0013">
                <text:p>0.001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0.0014">
                <text:p>0.0014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19">
                <text:p>0.0019</text:p>
              </table:table-cell>
              <table:table-cell office:value-type="float" office:value="0.0306">
                <text:p>0.0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025">
                <text:p>0.0025</text:p>
              </table:table-cell>
              <table:table-cell office:value-type="float" office:value="0.0366">
                <text:p>0.0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2cm" svg:y="4.203cm" style:legend-expansion="high" chart:style-name="ch2"/>
        <chart:plot-area chart:style-name="ch3" table:cell-range-address="Sheet4.A1:Sheet4.B21" chart:data-source-has-labels="row" svg:x="0.319cm" svg:y="0.18cm" svg:width="13.282cm" svg:height="8.645cm">
          <chart:coordinate-region svg:x="1.417cm" svg:y="0.38cm" svg:width="11.94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21" chart:label-cell-address="Sheet4.B1:Sheet4.B1" chart:class="chart:scatter">
            <chart:domain table:cell-range-address="Sheet4.A2:Sheet4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s (mA)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4.A2:Sheet4.A21</svg:desc>
                </draw:g>
              </table:table-cell>
              <table:table-cell office:value-type="float" office:value="0.0324">
                <text:p>0.0324</text:p>
                <draw:g>
                  <svg:desc>Sheet4.B2:Sheet4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